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tyle="normal" fo:font-weight="normal" officeooo:rsid="0018aed0" officeooo:paragraph-rsid="0018aed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break-before="page"/>
      <style:text-properties fo:font-style="normal" fo:font-weight="normal" officeooo:rsid="0028206a" officeooo:paragraph-rsid="0028206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break-before="page"/>
      <style:text-properties fo:font-style="normal" fo:font-weight="bold" officeooo:rsid="001e7bc3" officeooo:paragraph-rsid="001e7bc3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rsid="0015445d" officeooo:paragraph-rsid="0015445d"/>
    </style:style>
    <style:style style:name="P5" style:family="paragraph" style:parent-style-name="Standard">
      <style:text-properties officeooo:rsid="0015445d" officeooo:paragraph-rsid="0019762b"/>
    </style:style>
    <style:style style:name="P6" style:family="paragraph" style:parent-style-name="Standard">
      <style:text-properties fo:font-style="italic" officeooo:rsid="0015445d" officeooo:paragraph-rsid="0015445d" style:font-style-asian="italic" style:font-style-complex="italic"/>
    </style:style>
    <style:style style:name="P7" style:family="paragraph" style:parent-style-name="Standard">
      <style:text-properties fo:font-style="italic" fo:font-weight="normal" officeooo:rsid="001e7bc3" officeooo:paragraph-rsid="001e7bc3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f94a4" officeooo:paragraph-rsid="001f94a4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bold" officeooo:rsid="0015445d" officeooo:paragraph-rsid="0015445d" style:font-weight-asian="bold" style:font-weight-complex="bold"/>
    </style:style>
    <style:style style:name="P10" style:family="paragraph" style:parent-style-name="Standard">
      <style:text-properties fo:font-style="normal" officeooo:rsid="0015445d" officeooo:paragraph-rsid="0015445d" style:font-style-asian="normal" style:font-style-complex="normal"/>
    </style:style>
    <style:style style:name="P11" style:family="paragraph" style:parent-style-name="Standard">
      <style:text-properties fo:font-style="normal" officeooo:rsid="001f94a4" officeooo:paragraph-rsid="001f94a4" style:font-style-asian="normal" style:font-style-complex="normal"/>
    </style:style>
    <style:style style:name="P12" style:family="paragraph" style:parent-style-name="Standard">
      <style:text-properties fo:font-style="normal" fo:font-weight="bold" officeooo:rsid="0015445d" officeooo:paragraph-rsid="0015445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8aed0" officeooo:paragraph-rsid="0018aed0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19762b" officeooo:paragraph-rsid="0019762b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1f94a4" officeooo:paragraph-rsid="001f94a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e7bc3" officeooo:paragraph-rsid="001e7bc3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280137" officeooo:paragraph-rsid="00280137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280137" officeooo:paragraph-rsid="0028206a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normal" officeooo:rsid="0018aed0" officeooo:paragraph-rsid="0018aed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9762b" officeooo:paragraph-rsid="0019762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e7bc3" officeooo:paragraph-rsid="001e7bc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f798a" officeooo:paragraph-rsid="00200ea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13684" officeooo:paragraph-rsid="00213684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3684" officeooo:paragraph-rsid="00231cf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31cfa" officeooo:paragraph-rsid="00231cf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31cfa" officeooo:paragraph-rsid="0021368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31cfa" officeooo:paragraph-rsid="0028013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00ea7" officeooo:paragraph-rsid="00200ea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6f10b" officeooo:paragraph-rsid="0026f10b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6f10b" officeooo:paragraph-rsid="0028013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80137" officeooo:paragraph-rsid="0028013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8206a" officeooo:paragraph-rsid="0028206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832ac" officeooo:paragraph-rsid="002832a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officeooo:paragraph-rsid="001e7bc3"/>
    </style:style>
    <style:style style:name="P35" style:family="paragraph" style:parent-style-name="Standard">
      <style:text-properties officeooo:paragraph-rsid="001f798a"/>
    </style:style>
    <style:style style:name="P36" style:family="paragraph" style:parent-style-name="Standard">
      <style:text-properties officeooo:rsid="00200ea7" officeooo:paragraph-rsid="00200ea7"/>
    </style:style>
    <style:style style:name="P37" style:family="paragraph" style:parent-style-name="Standard">
      <style:text-properties style:text-position="0% 100%" fo:font-style="normal" fo:font-weight="normal" officeooo:rsid="001f94a4" officeooo:paragraph-rsid="001f94a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text-position="0% 100%" fo:font-style="normal" fo:font-weight="normal" officeooo:rsid="001f798a" officeooo:paragraph-rsid="001f798a" style:font-style-asian="normal" style:font-weight-asian="normal" style:font-style-complex="normal" style:font-weight-complex="normal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>
      <style:text-properties fo:font-style="normal" fo:font-weight="normal" officeooo:rsid="00280137" officeooo:paragraph-rsid="0028206a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1e7bc3" officeooo:paragraph-rsid="001e7bc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28f49d" officeooo:paragraph-rsid="0028f49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2832ac" officeooo:paragraph-rsid="002832a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2a296f" officeooo:paragraph-rsid="002a296f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2a84e5" officeooo:paragraph-rsid="002a84e5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2addf6" officeooo:paragraph-rsid="002addf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2b154f" officeooo:paragraph-rsid="002b154f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2c6f27" officeooo:paragraph-rsid="002c6f2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2d2deb" officeooo:paragraph-rsid="002d2de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2d7ed8" officeooo:paragraph-rsid="002d7ed8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bold" officeooo:rsid="0028f49d" officeooo:paragraph-rsid="0028f49d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2a84e5" officeooo:paragraph-rsid="002a84e5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break-before="page"/>
      <style:text-properties fo:font-style="normal" fo:font-weight="bold" officeooo:rsid="0028f49d" officeooo:paragraph-rsid="002a84e5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1e7bc3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f798a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f94a4" style:font-style-asian="italic" style:font-weight-asian="normal" style:font-style-complex="italic" style:font-weight-complex="normal"/>
    </style:style>
    <style:style style:name="T5" style:family="text">
      <style:text-properties officeooo:rsid="0019762b"/>
    </style:style>
    <style:style style:name="T6" style:family="text">
      <style:text-properties officeooo:rsid="001b0d06"/>
    </style:style>
    <style:style style:name="T7" style:family="text">
      <style:text-properties officeooo:rsid="001e7bc3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e7bc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f798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9762b" style:font-style-asian="normal" style:font-weight-asian="normal" style:font-style-complex="normal" style:font-weight-complex="normal"/>
    </style:style>
    <style:style style:name="T12" style:family="text">
      <style:text-properties style:text-position="super 58%" fo:font-style="normal" fo:font-weight="normal" officeooo:rsid="001f798a" style:font-style-asian="normal" style:font-weight-asian="normal" style:font-style-complex="normal" style:font-weight-complex="normal"/>
    </style:style>
    <style:style style:name="T13" style:family="text">
      <style:text-properties style:text-position="super 58%" fo:font-weight="normal" style:font-weight-asian="normal" style:font-weight-complex="normal"/>
    </style:style>
    <style:style style:name="T14" style:family="text">
      <style:text-properties style:text-position="super 58%" fo:font-style="italic" fo:font-weight="normal" officeooo:rsid="001e7bc3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0% 100%" fo:font-style="normal" fo:font-weight="normal" officeooo:rsid="001f798a" style:font-style-asian="normal" style:font-weight-asian="normal" style:font-style-complex="normal" style:font-weight-complex="normal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text-position="0% 100%" fo:font-style="italic" fo:font-weight="normal" officeooo:rsid="001e7bc3" style:font-style-asian="italic" style:font-weight-asian="normal" style:font-style-complex="italic" style:font-weight-complex="normal"/>
    </style:style>
    <style:style style:name="T20" style:family="text">
      <style:text-properties officeooo:rsid="00280137"/>
    </style:style>
    <style:style style:name="T21" style:family="text">
      <style:text-properties officeooo:rsid="0028206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a296f"/>
    </style:style>
    <style:style style:name="T24" style:family="text">
      <style:text-properties officeooo:rsid="002a84e5"/>
    </style:style>
    <style:style style:name="T25" style:family="text">
      <style:text-properties officeooo:rsid="002addf6"/>
    </style:style>
    <style:style style:name="T26" style:family="text">
      <style:text-properties officeooo:rsid="002b15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2" text:outline-level="2">Algorithm:</text:h>
      <text:p text:style-name="P4"/>
      <text:p text:style-name="P5">G<text:span text:style-name="T5">iven initial family of sets</text:span></text:p>
      <text:p text:style-name="P6">{5} </text:p>
      <text:p text:style-name="P6">{6} </text:p>
      <text:p text:style-name="P6">{4} </text:p>
      <text:p text:style-name="P4"><text:span text:style-name="T1">{1 2 3}</text:span> </text:p>
      <text:p text:style-name="P4"/>
      <text:p text:style-name="P9">Step 1</text:p>
      <text:p text:style-name="P4">Form powerset</text:p>
      <text:p text:style-name="P4"/>
      <text:p text:style-name="P6">frozenset({5}) </text:p>
      <text:p text:style-name="P6">frozenset({6}) </text:p>
      <text:p text:style-name="P6">frozenset({5}) frozenset({6}) </text:p>
      <text:p text:style-name="P6">frozenset({4}) </text:p>
      <text:p text:style-name="P6">frozenset({5}) frozenset({4}) </text:p>
      <text:p text:style-name="P6">frozenset({6}) frozenset({4}) </text:p>
      <text:p text:style-name="P6">frozenset({5}) frozenset({6}) frozenset({4}) </text:p>
      <text:p text:style-name="P6">frozenset({1, 2, 3}) </text:p>
      <text:p text:style-name="P6">frozenset({5}) frozenset({1, 2, 3}) </text:p>
      <text:p text:style-name="P6">frozenset({6}) frozenset({1, 2, 3}) </text:p>
      <text:p text:style-name="P6">frozenset({5}) frozenset({6}) frozenset({1, 2, 3}) </text:p>
      <text:p text:style-name="P6">frozenset({4}) frozenset({1, 2, 3}) </text:p>
      <text:p text:style-name="P6">frozenset({5}) frozenset({4}) frozenset({1, 2, 3}) </text:p>
      <text:p text:style-name="P6">frozenset({6}) frozenset({4}) frozenset({1, 2, 3}) </text:p>
      <text:p text:style-name="P6">frozenset({5}) frozenset({6}) frozenset({4}) frozenset({1, 2, 3}) </text:p>
      <text:p text:style-name="P6"/>
      <text:p text:style-name="P12">Step 2</text:p>
      <text:p text:style-name="P10"/>
      <text:p text:style-name="P10">Unionise <text:span text:style-name="T5">the</text:span> power set</text:p>
      <text:p text:style-name="P10">_</text:p>
      <text:p text:style-name="P10">5 </text:p>
      <text:p text:style-name="P10">6 </text:p>
      <text:p text:style-name="P10">5 6 </text:p>
      <text:p text:style-name="P10">4 </text:p>
      <text:p text:style-name="P10">4 5 </text:p>
      <text:p text:style-name="P10">4 6 </text:p>
      <text:p text:style-name="P10">4 5 6 </text:p>
      <text:p text:style-name="P10">1 2 3 </text:p>
      <text:p text:style-name="P10">1 2 3 5 </text:p>
      <text:p text:style-name="P10">1 2 3 6 </text:p>
      <text:p text:style-name="P10">1 2 3 5 6 </text:p>
      <text:p text:style-name="P10">1 2 3 4 </text:p>
      <text:p text:style-name="P10">1 2 3 4 5 </text:p>
      <text:p text:style-name="P10">1 2 3 4 6 </text:p>
      <text:p text:style-name="P10">1 2 3 4 5 6 </text:p>
      <text:p text:style-name="P10"/>
      <text:p text:style-name="P13">Step 3</text:p>
      <text:p text:style-name="P19">Drop any duplicates (none in this example):</text:p>
      <text:p text:style-name="P19"><text:soft-page-break/></text:p>
      <text:p text:style-name="P19">4 6 </text:p>
      <text:p text:style-name="P19">1 2 3 </text:p>
      <text:p text:style-name="P19">4 5 </text:p>
      <text:p text:style-name="P19">1 2 3 5 </text:p>
      <text:p text:style-name="P19">1 2 3 4 5 </text:p>
      <text:p text:style-name="P19">5 6 </text:p>
      <text:p text:style-name="P19">6 </text:p>
      <text:p text:style-name="P19">1 2 3 4 </text:p>
      <text:p text:style-name="P19">1 2 3 4 5 6 </text:p>
      <text:p text:style-name="P19">5 </text:p>
      <text:p text:style-name="P19">4 5 6 </text:p>
      <text:p text:style-name="P19">1 2 3 5 6 </text:p>
      <text:p text:style-name="P19">1 2 3 4 6 </text:p>
      <text:p text:style-name="P19">4 </text:p>
      <text:p text:style-name="P19">1 2 3 6 </text:p>
      <text:p text:style-name="P19"/>
      <text:p text:style-name="P19"/>
      <text:p text:style-name="P1"/>
      <text:p text:style-name="P19"/>
      <text:p text:style-name="P14">Another Example <text:span text:style-name="T6">(in this case, step 2→3 makes a difference)</text:span></text:p>
      <text:p text:style-name="P20"/>
      <text:p text:style-name="P20">0.Initial family</text:p>
      <text:p text:style-name="P20">_</text:p>
      <text:p text:style-name="P20">2 </text:p>
      <text:p text:style-name="P20">1 3 </text:p>
      <text:p text:style-name="P20">1 2 </text:p>
      <text:p text:style-name="P20"/>
      <text:p text:style-name="P20">1. Power Set</text:p>
      <text:p text:style-name="P20"/>
      <text:p text:style-name="P20">frozenset({2}) </text:p>
      <text:p text:style-name="P20">frozenset({1, 3}) </text:p>
      <text:p text:style-name="P20">frozenset({2}) frozenset({1, 3}) </text:p>
      <text:p text:style-name="P20">frozenset({1, 2}) </text:p>
      <text:p text:style-name="P20">frozenset({2}) frozenset({1, 2}) </text:p>
      <text:p text:style-name="P20">frozenset({1, 3}) frozenset({1, 2}) </text:p>
      <text:p text:style-name="P20">frozenset({2}) frozenset({1, 3}) frozenset({1, 2}) </text:p>
      <text:p text:style-name="P20"/>
      <text:p text:style-name="P20"/>
      <text:p text:style-name="P20">2. Unionised power set</text:p>
      <text:p text:style-name="P20">_</text:p>
      <text:p text:style-name="P20">2 </text:p>
      <text:p text:style-name="P20">1 3 </text:p>
      <text:p text:style-name="P20">1 2 3 </text:p>
      <text:p text:style-name="P20">1 2 </text:p>
      <text:p text:style-name="P20">1 2 </text:p>
      <text:p text:style-name="P20">1 2 3 </text:p>
      <text:p text:style-name="P20">1 2 3 </text:p>
      <text:p text:style-name="P20"/>
      <text:p text:style-name="P20"/>
      <text:p text:style-name="P20">3. Members of Unionised set, moved into a set</text:p>
      <text:p text:style-name="P20">1 2 3 </text:p>
      <text:p text:style-name="P20">2 </text:p>
      <text:p text:style-name="P20">1 3 </text:p>
      <text:p text:style-name="P20">1 2 </text:p>
      <text:p text:style-name="P20"/>
      <text:p text:style-name="P20"/>
      <text:p text:style-name="P20"/>
      <text:p text:style-name="P3">Theorem</text:p>
      <text:p text:style-name="P21"/>
      <text:p text:style-name="P34"><text:span text:style-name="T2">Given a family of ‘n’, </text:span><text:span text:style-name="T3">non-empty, </text:span><text:span text:style-name="T2">sets, an element o</text:span><text:span text:style-name="T3">ccurring</text:span><text:span text:style-name="T2"> x times in the family o</text:span><text:span text:style-name="T3">ccurs</text:span><text:span text:style-name="T2"> <text:s/>x.2</text:span><text:span text:style-name="T14">n-1</text:span><text:span text:style-name="T2"> in the power </text:span><text:span text:style-name="T4">family</text:span><text:span text:style-name="T2">.</text:span></text:p>
      <text:p text:style-name="P7"/>
      <text:p text:style-name="P15"><text:span text:style-name="T7">P</text:span>roof</text:p>
      <text:p text:style-name="P11"><text:span text:style-name="T15">The power family of n sets comprises 2</text:span><text:span text:style-name="T13">n </text:span><text:span text:style-name="T17">sets.</text:span></text:p>
      <text:p text:style-name="P37">Each set in the intial family appears in half the sets of the power family.</text:p>
      <text:p text:style-name="P11"><text:span text:style-name="T17">If each an element is reapted x times across the sets ogf the fasmily is therefore repeated <text:s/>x.</text:span><text:span text:style-name="T19">2</text:span><text:span text:style-name="T14">n</text:span><text:span text:style-name="T19">/</text:span><text:span text:style-name="T18">2 </text:span><text:span text:style-name="T17">times</text:span><text:span text:style-name="T18">.</text:span></text:p>
      <text:p text:style-name="P37"/>
      <text:p text:style-name="P8"/>
      <text:p text:style-name="P21"/>
      <text:p text:style-name="P16">Example :</text:p>
      <text:p text:style-name="P35"><text:span text:style-name="T10">Family F = { {</text:span><text:span text:style-name="T11">2</text:span><text:span text:style-name="T10">},</text:span><text:span text:style-name="T11"> </text:span><text:span text:style-name="T10">{</text:span><text:span text:style-name="T11">1 3</text:span><text:span text:style-name="T10">}, </text:span><text:span text:style-name="T11"><text:s/></text:span><text:span text:style-name="T10">{</text:span><text:span text:style-name="T11">1 2</text:span><text:span text:style-name="T10">}}</text:span><text:span text:style-name="T11"> </text:span><text:span text:style-name="T10">comprises n=3 sets.</text:span></text:p>
      <text:p text:style-name="P36"><text:span text:style-name="T10">T</text:span><text:span text:style-name="T8">he Power Family is </text:span></text:p>
      <text:p text:style-name="P28">2 </text:p>
      <text:p text:style-name="P28">1 3 </text:p>
      <text:p text:style-name="P28">2 1 3 </text:p>
      <text:p text:style-name="P28">1 2 </text:p>
      <text:p text:style-name="P28">2 1 2 </text:p>
      <text:p text:style-name="P28">1 3 1 2 </text:p>
      <text:p text:style-name="P28">2 1 3 1 2 </text:p>
      <text:p text:style-name="P22"/>
      <text:p text:style-name="P34"><text:span text:style-name="T11">‘</text:span><text:span text:style-name="T9">3’ o</text:span><text:span text:style-name="T10">ccurs</text:span><text:span text:style-name="T9"> x=1 times so appears 1.2</text:span><text:span text:style-name="T12">3-1</text:span><text:span text:style-name="T16"> = 4 times in the power .</text:span></text:p>
      <text:p text:style-name="P35"><text:span text:style-name="T16">‘1’ occurs x=2 times so appears 2.2</text:span><text:span text:style-name="T12">3-1 </text:span><text:span text:style-name="T16">= 8 times in the power set.</text:span></text:p>
      <text:p text:style-name="P38"/>
      <text:p text:style-name="P38"/>
      <text:p text:style-name="P21"/>
      <text:p text:style-name="P21"/>
      <text:p text:style-name="P21"/>
      <text:p text:style-name="P21"/>
      <text:p text:style-name="P42"/>
      <text:h text:style-name="P39" text:outline-level="2">Studying Power Family </text:h>
      <text:p text:style-name="P23"/>
      <text:p text:style-name="P17">Example A <text:span text:style-name="T15">A 2 in every set</text:span></text:p>
      <text:p text:style-name="P25"/>
      <text:p text:style-name="P25">0.Initial family <text:s text:c="2"/>: </text:p>
      <text:p text:style-name="P25">2 </text:p>
      <text:p text:style-name="P25">2 3 </text:p>
      <text:p text:style-name="P25">1 2 </text:p>
      <text:p text:style-name="P25">Element counts in family: {'1': 1, '2': 3, '3': 1}</text:p>
      <text:p text:style-name="P25"/>
      <text:p text:style-name="P24"/>
      <text:p text:style-name="P23">1. Power Family</text:p>
      <text:p text:style-name="P23"/>
      <text:p text:style-name="P23">2 </text:p>
      <text:p text:style-name="P23">1 3 </text:p>
      <text:p text:style-name="P23">2 1 3 </text:p>
      <text:p text:style-name="P23">1 2 </text:p>
      <text:p text:style-name="P23">2 1 2 </text:p>
      <text:p text:style-name="P23">1 3 1 2 </text:p>
      <text:p text:style-name="P23">2 1 3 1 2 </text:p>
      <text:p text:style-name="P23"/>
      <text:p text:style-name="P23">1 : [0, 0, 0, 0, 1, 1, 1, 1] 4 <text:s/></text:p>
      <text:p text:style-name="P23">2 : [0, 1, 1, 2, 1, 2, 2, 3] 12</text:p>
      <text:p text:style-name="P23">3 : [0, 0, 1, 1, 0, 0, 1, 1] 4</text:p>
      <text:p text:style-name="P23"/>
      <text:p text:style-name="P29">There are 8 sets in power family.</text:p>
      <text:p text:style-name="P29">4 contain a 1</text:p>
      <text:p text:style-name="P29">4 contain a 3</text:p>
      <text:p text:style-name="P29">7 contain a 2</text:p>
      <text:p text:style-name="P29"/>
      <text:p text:style-name="P30">2’s</text:p>
      <text:p text:style-name="P32">0 in 1 set</text:p>
      <text:p text:style-name="P30"><text:span text:style-name="T20">1 in </text:span><text:s/>3 sets </text:p>
      <text:p text:style-name="P30">2 <text:span text:style-name="T20">in 3 sets</text:span></text:p>
      <text:p text:style-name="P30">1 set has 3 2’s</text:p>
      <text:p text:style-name="P26"/>
      <text:p text:style-name="P17">Example B <text:span text:style-name="T15">A 2 in every set</text:span></text:p>
      <text:p text:style-name="P17"/>
      <text:p text:style-name="P23">0.Initial family</text:p>
      <text:p text:style-name="P23">2 </text:p>
      <text:p text:style-name="P23">2 3 </text:p>
      <text:p text:style-name="P23">1 2 </text:p>
      <text:p text:style-name="P23">2 4 </text:p>
      <text:p text:style-name="P23"/>
      <text:p text:style-name="P23">Element counts in family: {'1': 1, '2': 4, '3': 1, '4': 1}</text:p>
      <text:p text:style-name="P23">1. Power Family</text:p>
      <text:p text:style-name="P23"/>
      <text:p text:style-name="P23">2 </text:p>
      <text:p text:style-name="P23">2 3 </text:p>
      <text:p text:style-name="P23">2 2 3 </text:p>
      <text:p text:style-name="P23">1 2 </text:p>
      <text:p text:style-name="P23"><text:soft-page-break/>2 1 2 </text:p>
      <text:p text:style-name="P23">2 3 1 2 </text:p>
      <text:p text:style-name="P23">2 2 3 1 2 </text:p>
      <text:p text:style-name="P23">2 4 </text:p>
      <text:p text:style-name="P23">2 2 4 </text:p>
      <text:p text:style-name="P23">2 3 2 4 </text:p>
      <text:p text:style-name="P23">2 2 3 2 4 </text:p>
      <text:p text:style-name="P23">1 2 2 4 </text:p>
      <text:p text:style-name="P23">2 1 2 2 4 </text:p>
      <text:p text:style-name="P23">2 3 1 2 2 4 </text:p>
      <text:p text:style-name="P23">2 2 3 1 2 2 4 </text:p>
      <text:p text:style-name="P23">1 : [0, 0, 0, 0, 1, 1, 1, 1, 0, 0, 0, 0, 1, 1, 1, 1] 8</text:p>
      <text:p text:style-name="P23">2 : [0, 1, 1, 2, 1, 2, 2, 3, 1, 2, 2, 3, 2, 3, 3, 4] 32</text:p>
      <text:p text:style-name="P23">3 : [0, 0, 1, 1, 0, 0, 1, 1, 0, 0, 1, 1, 0, 0, 1, 1] 8</text:p>
      <text:p text:style-name="P23">4 : [0, 0, 0, 0, 0, 0, 0, 0, 1, 1, 1, 1, 1, 1, 1, 1] 8</text:p>
      <text:p text:style-name="P23"/>
      <text:p text:style-name="P31">2’s</text:p>
      <text:p text:style-name="P32">0 in 1 set</text:p>
      <text:p text:style-name="P31">1 in 4 sets</text:p>
      <text:p text:style-name="P31">2 in 6 sets</text:p>
      <text:p text:style-name="P31">3 in 4 sets</text:p>
      <text:p text:style-name="P31">4 in 1 set</text:p>
      <text:p text:style-name="P31"/>
      <text:p text:style-name="P31"/>
      <text:p text:style-name="P27"/>
      <text:p text:style-name="P18">Example <text:span text:style-name="T21">C</text:span> <text:span text:style-name="T15">A 2 in every set</text:span></text:p>
      <text:p text:style-name="P40">0.Initial family</text:p>
      <text:p text:style-name="P40">2 </text:p>
      <text:p text:style-name="P40">2 3 </text:p>
      <text:p text:style-name="P40">1 2 </text:p>
      <text:p text:style-name="P40">2 5 </text:p>
      <text:p text:style-name="P40">2 4 </text:p>
      <text:p text:style-name="P40"/>
      <text:p text:style-name="P40">1. Power Family</text:p>
      <text:p text:style-name="P40"/>
      <text:p text:style-name="P40">2 </text:p>
      <text:p text:style-name="P40">2 3 </text:p>
      <text:p text:style-name="P40">2 2 3 </text:p>
      <text:p text:style-name="P40">1 2 </text:p>
      <text:p text:style-name="P40">2 1 2 </text:p>
      <text:p text:style-name="P40">2 3 1 2 </text:p>
      <text:p text:style-name="P40">2 2 3 1 2 </text:p>
      <text:p text:style-name="P40">2 5 </text:p>
      <text:p text:style-name="P40">2 2 5 </text:p>
      <text:p text:style-name="P40">2 3 2 5 </text:p>
      <text:p text:style-name="P40">2 2 3 2 5 </text:p>
      <text:p text:style-name="P40">1 2 2 5 </text:p>
      <text:p text:style-name="P40">2 1 2 2 5 </text:p>
      <text:p text:style-name="P40">2 3 1 2 2 5 </text:p>
      <text:p text:style-name="P40">2 2 3 1 2 2 5 </text:p>
      <text:p text:style-name="P40">2 4 </text:p>
      <text:p text:style-name="P40">2 2 4 </text:p>
      <text:p text:style-name="P40"><text:soft-page-break/>2 3 2 4 </text:p>
      <text:p text:style-name="P40">2 2 3 2 4 </text:p>
      <text:p text:style-name="P40">1 2 2 4 </text:p>
      <text:p text:style-name="P40">2 1 2 2 4 </text:p>
      <text:p text:style-name="P40">2 3 1 2 2 4 </text:p>
      <text:p text:style-name="P40">2 2 3 1 2 2 4 </text:p>
      <text:p text:style-name="P40">2 5 2 4 </text:p>
      <text:p text:style-name="P40">2 2 5 2 4 </text:p>
      <text:p text:style-name="P40">2 3 2 5 2 4 </text:p>
      <text:p text:style-name="P40">2 2 3 2 5 2 4 </text:p>
      <text:p text:style-name="P40">1 2 2 5 2 4 </text:p>
      <text:p text:style-name="P40">2 1 2 2 5 2 4 </text:p>
      <text:p text:style-name="P40">2 3 1 2 2 5 2 4 </text:p>
      <text:p text:style-name="P40">2 2 3 1 2 2 5 2 4 </text:p>
      <text:p text:style-name="P40">1 : [0, 0, 0, 0, 1, 1, 1, 1, 0, 0, 0, 0, 1, 1, 1, 1, 0, 0, 0, 0, 1, 1, 1, 1, 0, 0, 0, 0, 1, 1, 1, 1] 16</text:p>
      <text:p text:style-name="P40">2 : [0, 1, 1, 2, 1, 2, 2, 3, 1, 2, 2, 3, 2, 3, 3, 4, 1, 2, 2, 3, 2, 3, 3, 4, 2, 3, 3, 4, 3, 4, 4, 5] 80</text:p>
      <text:p text:style-name="P40">3 : [0, 0, 1, 1, 0, 0, 1, 1, 0, 0, 1, 1, 0, 0, 1, 1, 0, 0, 1, 1, 0, 0, 1, 1, 0, 0, 1, 1, 0, 0, 1, 1] 16</text:p>
      <text:p text:style-name="P40">4 : [0, 0, 0, 0, 0, 0, 0, 0, 0, 0, 0, 0, 0, 0, 0, 0, 1, 1, 1, 1, 1, 1, 1, 1, 1, 1, 1, 1, 1, 1, 1, 1] 16</text:p>
      <text:p text:style-name="P40">5 : [0, 0, 0, 0, 0, 0, 0, 0, 1, 1, 1, 1, 1, 1, 1, 1, 0, 0, 0, 0, 0, 0, 0, 0, 1, 1, 1, 1, 1, 1, 1, 1] 16</text:p>
      <text:p text:style-name="P40"/>
      <text:p text:style-name="P32">2’s</text:p>
      <text:p text:style-name="P32">0 in 1 set</text:p>
      <text:p text:style-name="P32">1 in 5 sets</text:p>
      <text:p text:style-name="P32">2 in 10 sets</text:p>
      <text:p text:style-name="P32">3 in 10 sets</text:p>
      <text:p text:style-name="P32">4 in 5 sets</text:p>
      <text:p text:style-name="P32">5 in 1 set</text:p>
      <text:p text:style-name="P32"/>
      <text:p text:style-name="P2"/>
      <text:p text:style-name="P32"/>
      <text:p text:style-name="P32"><text:span text:style-name="T22">Example D: </text:span>2s in every set</text:p>
      <text:p text:style-name="P32">Initial Set</text:p>
      <text:p text:style-name="P32">2 </text:p>
      <text:p text:style-name="P32">2 3 </text:p>
      <text:p text:style-name="P32">1 2 </text:p>
      <text:p text:style-name="P32">2 6 </text:p>
      <text:p text:style-name="P32">2 5 </text:p>
      <text:p text:style-name="P32">2 4 </text:p>
      <text:p text:style-name="P32"/>
      <text:p text:style-name="P32"/>
      <text:p text:style-name="P32">2 </text:p>
      <text:p text:style-name="P32">2 3 </text:p>
      <text:p text:style-name="P32">2 2 3 </text:p>
      <text:p text:style-name="P32">1 2 </text:p>
      <text:p text:style-name="P32">2 1 2 </text:p>
      <text:p text:style-name="P32">2 3 1 2 </text:p>
      <text:p text:style-name="P32">2 2 3 1 2 </text:p>
      <text:p text:style-name="P32">2 6 </text:p>
      <text:p text:style-name="P32">2 2 6 </text:p>
      <text:p text:style-name="P32">2 3 2 6 </text:p>
      <text:p text:style-name="P32">2 2 3 2 6 </text:p>
      <text:p text:style-name="P32">1 2 2 6 </text:p>
      <text:p text:style-name="P32">2 1 2 2 6 </text:p>
      <text:p text:style-name="P32">2 3 1 2 2 6 </text:p>
      <text:p text:style-name="P32">2 2 3 1 2 2 6 </text:p>
      <text:p text:style-name="P32">2 5 </text:p>
      <text:p text:style-name="P32">2 2 5 </text:p>
      <text:p text:style-name="P32">2 3 2 5 </text:p>
      <text:p text:style-name="P32">2 2 3 2 5 </text:p>
      <text:p text:style-name="P32">1 2 2 5 </text:p>
      <text:p text:style-name="P32">2 1 2 2 5 </text:p>
      <text:p text:style-name="P32">2 3 1 2 2 5 </text:p>
      <text:p text:style-name="P32">2 2 3 1 2 2 5 </text:p>
      <text:p text:style-name="P32">2 6 2 5 </text:p>
      <text:p text:style-name="P32">2 2 6 2 5 </text:p>
      <text:p text:style-name="P32">2 3 2 6 2 5 </text:p>
      <text:p text:style-name="P32">2 2 3 2 6 2 5 </text:p>
      <text:p text:style-name="P32">1 2 2 6 2 5 </text:p>
      <text:p text:style-name="P32">2 1 2 2 6 2 5 </text:p>
      <text:p text:style-name="P32">2 3 1 2 2 6 2 5 </text:p>
      <text:p text:style-name="P32">2 2 3 1 2 2 6 2 5 </text:p>
      <text:p text:style-name="P32">2 4 </text:p>
      <text:p text:style-name="P32">2 2 4 </text:p>
      <text:p text:style-name="P32">2 3 2 4 </text:p>
      <text:p text:style-name="P32">2 2 3 2 4 </text:p>
      <text:p text:style-name="P32">1 2 2 4 </text:p>
      <text:p text:style-name="P32">2 1 2 2 4 </text:p>
      <text:p text:style-name="P32">2 3 1 2 2 4 </text:p>
      <text:p text:style-name="P32">2 2 3 1 2 2 4 </text:p>
      <text:p text:style-name="P32">2 6 2 4 </text:p>
      <text:p text:style-name="P32"><text:soft-page-break/>2 2 6 2 4 </text:p>
      <text:p text:style-name="P32">2 3 2 6 2 4 </text:p>
      <text:p text:style-name="P32">2 2 3 2 6 2 4 </text:p>
      <text:p text:style-name="P32">1 2 2 6 2 4 </text:p>
      <text:p text:style-name="P32">2 1 2 2 6 2 4 </text:p>
      <text:p text:style-name="P32">2 3 1 2 2 6 2 4 </text:p>
      <text:p text:style-name="P32">2 2 3 1 2 2 6 2 4 </text:p>
      <text:p text:style-name="P32">2 5 2 4 </text:p>
      <text:p text:style-name="P32">2 2 5 2 4 </text:p>
      <text:p text:style-name="P32">2 3 2 5 2 4 </text:p>
      <text:p text:style-name="P32">2 2 3 2 5 2 4 </text:p>
      <text:p text:style-name="P32">1 2 2 5 2 4 </text:p>
      <text:p text:style-name="P32">2 1 2 2 5 2 4 </text:p>
      <text:p text:style-name="P32">2 3 1 2 2 5 2 4 </text:p>
      <text:p text:style-name="P32">2 2 3 1 2 2 5 2 4 </text:p>
      <text:p text:style-name="P32">2 6 2 5 2 4 </text:p>
      <text:p text:style-name="P32">2 2 6 2 5 2 4 </text:p>
      <text:p text:style-name="P32">2 3 2 6 2 5 2 4 </text:p>
      <text:p text:style-name="P32">2 2 3 2 6 2 5 2 4 </text:p>
      <text:p text:style-name="P32">1 2 2 6 2 5 2 4 </text:p>
      <text:p text:style-name="P32">2 1 2 2 6 2 5 2 4 </text:p>
      <text:p text:style-name="P32">2 3 1 2 2 6 2 5 2 4 </text:p>
      <text:p text:style-name="P32">2 2 3 1 2 2 6 2 5 2 4 </text:p>
      <text:p text:style-name="P32">1 : [0, 0, 0, 0, 1, 1, 1, 1, 0, 0, 0, 0, 1, 1, 1, 1, 0, 0, 0, 0, 1, 1, 1, 1, 0, 0, 0, 0, 1, 1, 1, 1, 0, 0, 0, 0, 1, 1, 1, 1, 0, 0, 0, 0, 1, 1, 1, 1, 0, 0, 0, 0, 1, 1, 1, 1, 0, 0, 0, 0, 1, 1, 1, 1] 32</text:p>
      <text:p text:style-name="P32">2 : [0, 1, 1, 2, 1, 2, 2, 3, 1, 2, 2, 3, 2, 3, 3, 4, 1, 2, 2, 3, 2, 3, 3, 4, 2, 3, 3, 4, 3, 4, 4, 5, 1, 2, 2, 3, 2, 3, 3, 4, 2, 3, 3, 4, 3, 4, 4, 5, 2, 3, 3, 4, 3, 4, 4, 5, 3, 4, 4, 5, 4, 5, 5, 6] 192</text:p>
      <text:p text:style-name="P32">3 : [0, 0, 1, 1, 0, 0, 1, 1, 0, 0, 1, 1, 0, 0, 1, 1, 0, 0, 1, 1, 0, 0, 1, 1, 0, 0, 1, 1, 0, 0, 1, 1, 0, 0, 1, 1, 0, 0, 1, 1, 0, 0, 1, 1, 0, 0, 1, 1, 0, 0, 1, 1, 0, 0, 1, 1, 0, 0, 1, 1, 0, 0, 1, 1] 32</text:p>
      <text:p text:style-name="P32">4 : [0, 0, 0, 0, 0, 0, 0, 0, 0, 0, 0, 0, 0, 0, 0, 0, 0, 0, 0, 0, 0, 0, 0, 0, 0, 0, 0, 0, 0, 0, 0, 0, 1, 1, 1, 1, 1, 1, 1, 1, 1, 1, 1, 1, 1, 1, 1, 1, 1, 1, 1, 1, 1, 1, 1, 1, 1, 1, 1, 1, 1, 1, 1, 1] 32</text:p>
      <text:p text:style-name="P32">5 : [0, 0, 0, 0, 0, 0, 0, 0, 0, 0, 0, 0, 0, 0, 0, 0, 1, 1, 1, 1, 1, 1, 1, 1, 1, 1, 1, 1, 1, 1, 1, 1, 0, 0, 0, 0, 0, 0, 0, 0, 0, 0, 0, 0, 0, 0, 0, 0, 1, 1, 1, 1, 1, 1, 1, 1, 1, 1, 1, 1, 1, 1, 1, 1] 32</text:p>
      <text:p text:style-name="P32">6 : [0, 0, 0, 0, 0, 0, 0, 0, 1, 1, 1, 1, 1, 1, 1, 1, 0, 0, 0, 0, 0, 0, 0, 0, 1, 1, 1, 1, 1, 1, 1, 1, 0, 0, 0, 0, 0, 0, 0, 0, 1, 1, 1, 1, 1, 1, 1, 1, 0, 0, 0, 0, 0, 0, 0, 0, 1, 1, 1, 1, 1, 1, 1, 1] 32</text:p>
      <text:p text:style-name="P32"/>
      <text:p text:style-name="P32">2s</text:p>
      <text:p text:style-name="P32">0 in 1 set</text:p>
      <text:p text:style-name="P32">1 in 6 sets</text:p>
      <text:p text:style-name="P32">2 in 15 sets</text:p>
      <text:p text:style-name="P32">3 in 20 sets</text:p>
      <text:p text:style-name="P32">4 in 15 sets</text:p>
      <text:p text:style-name="P32">5 in 6 sets</text:p>
      <text:p text:style-name="P32">6 in 1 set</text:p>
      <text:p text:style-name="P32"/>
      <text:p text:style-name="P33">1 choose 6</text:p>
      <text:p text:style-name="P33"/>
      <text:p text:style-name="P33">2 choose 6</text:p>
      <text:p text:style-name="P33"/>
      <text:p text:style-name="P33"/>
      <text:p text:style-name="P53">How many ways to form <text:span text:style-name="T23">a pair of sets</text:span>?</text:p>
      <text:p text:style-name="P42"/>
      <text:p text:style-name="P42">Given n sets e.g.</text:p>
      <text:p text:style-name="P42">1</text:p>
      <text:p text:style-name="P42">2</text:p>
      <text:p text:style-name="P42">3</text:p>
      <text:p text:style-name="P42">4</text:p>
      <text:p text:style-name="P42"/>
      <text:p text:style-name="P42">Select ‘1’, n-1 options <text:s text:c="3"/>+ select ‘2’ n-2 options remain <text:s text:c="2"/>+ select ‘3’ n-3 options remain</text:p>
      <text:p text:style-name="P42">1 2 <text:s text:c="39"/>2 3 <text:s text:c="48"/>3 4</text:p>
      <text:p text:style-name="P42">1 3 <text:s text:c="39"/>2 4</text:p>
      <text:p text:style-name="P42">1 4 </text:p>
      <text:p text:style-name="P42"/>
      <text:p text:style-name="P42">n-1 + n-2 + n-3 </text:p>
      <text:p text:style-name="P42"/>
      <text:p text:style-name="P42">So in case of 4 sets there are 3 + 2 + 1 </text:p>
      <text:p text:style-name="P51">This is arithmetic series <text:s text:c="2"/>(n)(n-<text:span text:style-name="T24">1</text:span>) /2</text:p>
      <text:p text:style-name="P42"/>
      <text:p text:style-name="P42">n <text:s/><text:span text:style-name="T23">Sets</text:span> <text:s text:c="5"/><text:span text:style-name="T23">No. ways to form a pair </text:span></text:p>
      <text:p text:style-name="P44">3 <text:s text:c="21"/><text:span text:style-name="T25">3</text:span></text:p>
      <text:p text:style-name="P44">4 <text:s text:c="21"/><text:span text:style-name="T25">6</text:span></text:p>
      <text:p text:style-name="P44">5 <text:tab/><text:tab/><text:span text:style-name="T25">10</text:span></text:p>
      <text:p text:style-name="P44">6 <text:tab/><text:tab/>1<text:span text:style-name="T25">5</text:span></text:p>
      <text:p text:style-name="P44">7 <text:tab/><text:tab/><text:span text:style-name="T25">21</text:span></text:p>
      <text:p text:style-name="P44">8 <text:tab/><text:tab/>2<text:span text:style-name="T25">8</text:span></text:p>
      <text:p text:style-name="P44">9 <text:tab/><text:tab/><text:span text:style-name="T25">36</text:span></text:p>
      <text:p text:style-name="P44"/>
      <text:p text:style-name="P42"/>
      <text:p text:style-name="P42"/>
      <text:p text:style-name="P42"/>
      <text:p text:style-name="P52">How Many Ways to Form a Triple</text:p>
      <text:p text:style-name="P45"/>
      <text:p text:style-name="P45">1</text:p>
      <text:p text:style-name="P45">2</text:p>
      <text:p text:style-name="P45">3</text:p>
      <text:p text:style-name="P45">4</text:p>
      <text:p text:style-name="P45">5</text:p>
      <text:p text:style-name="P45"/>
      <text:p text:style-name="P45"/>
      <text:p text:style-name="P45"><text:span text:style-name="T25">Fix</text:span> ‘1’, <text:s/>then form all pairs that remain</text:p>
      <text:p text:style-name="P45"><text:span text:style-name="T25">1, </text:span>2,3 <text:s text:c="3"/><text:span text:style-name="T25">1,2,4, <text:s text:c="2"/>1,2,5 <text:s text:c="3"/>1,</text:span>3,4 <text:s text:c="2"/><text:span text:style-name="T25">1,3</text:span>,5 <text:s text:c="3"/><text:span text:style-name="T25">1,4,5</text:span> <text:s text:c="2"/>= <text:s text:c="2"/><text:span text:style-name="T25">6 ways</text:span></text:p>
      <text:p text:style-name="P45"/>
      <text:p text:style-name="P46">Fix 2 then form all pai<text:span text:style-name="T26">r</text:span>s</text:p>
      <text:p text:style-name="P46">2, 3,4 <text:s text:c="3"/>2,3,5 <text:s text:c="4"/>2, 4,5 <text:s/>= 3 ways</text:p>
      <text:p text:style-name="P46"/>
      <text:p text:style-name="P47">Fix 3 then form all triples</text:p>
      <text:p text:style-name="P47">3,4,5 <text:s/>= 1</text:p>
      <text:p text:style-name="P47"/>
      <text:p text:style-name="P47"/>
      <text:p text:style-name="P46"/>
      <text:p text:style-name="P46"/>
      <text:p text:style-name="P42"/>
      <text:p text:style-name="P42"><text:soft-page-break/></text:p>
      <text:p text:style-name="P48">n = 3 in set</text:p>
      <text:p text:style-name="P48">ways to choose 2 <text:s text:c="2"/>3</text:p>
      <text:p text:style-name="P48"/>
      <text:p text:style-name="P48"/>
      <text:p text:style-name="P48">n=4</text:p>
      <text:p text:style-name="P48">ways to choose 2 <text:s text:c="3"/>6</text:p>
      <text:p text:style-name="P48">ways to choose 3 <text:s text:c="3"/>4</text:p>
      <text:p text:style-name="P48"/>
      <text:p text:style-name="P48"/>
      <text:p text:style-name="P48">n=5</text:p>
      <text:p text:style-name="P48">ways to choose 2 <text:s/>10</text:p>
      <text:p text:style-name="P48">ways to choose 3 <text:s text:c="2"/>10</text:p>
      <text:p text:style-name="P48">ways to choose 4 <text:s/>5</text:p>
      <text:p text:style-name="P48"/>
      <text:p text:style-name="P48">n= 6</text:p>
      <text:p text:style-name="P48">ways to choose 2 <text:s/>15</text:p>
      <text:p text:style-name="P48">ways to choose 3 <text:s text:c="2"/>20</text:p>
      <text:p text:style-name="P48">ways to choose 4 <text:s text:c="2"/>15</text:p>
      <text:p text:style-name="P48">ways to choose 5 <text:s text:c="2"/>6</text:p>
      <text:p text:style-name="P48"/>
      <text:p text:style-name="P49">These are just binomial cofficients <text:s text:c="2"/>n-choose-k</text:p>
      <text:p text:style-name="P49"/>
      <text:p text:style-name="P48"/>
      <text:p text:style-name="P50">Simplex numbers</text:p>
      <text:p text:style-name="P50"/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4T14:03:42.920000000</meta:creation-date>
    <dc:date>2020-07-05T14:26:15.515000000</dc:date>
    <meta:editing-duration>PT4H7M8S</meta:editing-duration>
    <meta:editing-cycles>21</meta:editing-cycles>
    <meta:generator>LibreOffice/6.3.5.2$Windows_X86_64 LibreOffice_project/dd0751754f11728f69b42ee2af66670068624673</meta:generator>
    <meta:document-statistic meta:table-count="0" meta:image-count="0" meta:object-count="0" meta:page-count="11" meta:paragraph-count="351" meta:word-count="2076" meta:character-count="6854" meta:non-whitespace-character-count="4663"/>
  </office:meta>
</office:document-meta>
</file>